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2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anklin Gothic Demi Cond" svg:font-family="'Franklin Gothic Demi Con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7f7f7f" draw:opacity="7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a6a6a6" draw:opacity="51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d9d9d9" draw:opacity="7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71cm" draw:fill="solid" draw:fill-color="#7f7f7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a6a6a6" draw:opacity="7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pr1" style:family="presentation" style:parent-style-name="En_20_blanco-notes">
      <style:graphic-properties draw:fill-color="#ffffff" fo:min-height="12.572cm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20pt"/>
    </style:style>
    <style:style style:name="P2" style:family="paragraph">
      <loext:graphic-properties draw:fill="solid" draw:fill-color="#7f7f7f" draw:opacity="70%"/>
      <style:paragraph-properties fo:text-align="start" style:font-independent-line-spacing="true"/>
      <style:text-properties fo:font-size="20pt"/>
    </style:style>
    <style:style style:name="P3" style:family="paragraph">
      <loext:graphic-properties draw:fill="solid" draw:fill-color="#a6a6a6" draw:opacity="51%"/>
      <style:paragraph-properties fo:text-align="start" style:font-independent-line-spacing="true"/>
      <style:text-properties fo:font-size="20pt"/>
    </style:style>
    <style:style style:name="P4" style:family="paragraph">
      <loext:graphic-properties draw:fill="solid" draw:fill-color="#d9d9d9" draw:opacity="70%"/>
      <style:paragraph-properties fo:text-align="start" style:font-independent-line-spacing="true"/>
      <style:text-properties fo:font-size="20pt"/>
    </style:style>
    <style:style style:name="P5" style:family="paragraph">
      <loext:graphic-properties draw:fill="solid" draw:fill-color="#7f7f7f"/>
      <style:paragraph-properties fo:text-align="start" style:font-independent-line-spacing="true"/>
      <style:text-properties fo:font-size="20pt"/>
    </style:style>
    <style:style style:name="P6" style:family="paragraph">
      <loext:graphic-properties draw:fill="solid" draw:fill-color="#a6a6a6" draw:opacity="70%"/>
      <style:paragraph-properties fo:text-align="start" style:font-independent-line-spacing="true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0pt" fo:hyphenate="false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Franklin Gothic Demi Cond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cc6600" style:text-line-through-style="none" style:text-line-through-type="none" style:text-position="0% 100%" style:font-name="Franklin Gothic Demi Cond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n_20_blanco" presentation:presentation-page-layout-name="AL1T0">
        <draw:custom-shape draw:name="8 Rectángulo" draw:style-name="gr1" draw:text-style-name="P1" draw:layer="layout" svg:width="4.921cm" svg:height="5.672cm" svg:x="16.58cm" svg:y="16.7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Rectángulo" draw:style-name="gr2" draw:text-style-name="P2" draw:layer="layout" svg:width="4.929cm" svg:height="5.63cm" svg:x="-0.054cm" svg:y="22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Rectángulo" draw:style-name="gr3" draw:text-style-name="P3" draw:layer="layout" svg:width="5.86cm" svg:height="5.63cm" svg:x="4.876cm" svg:y="22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4" draw:text-style-name="P4" draw:layer="layout" svg:width="5.86cm" svg:height="5.605cm" svg:x="10.719cm" svg:y="22.4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4" draw:text-style-name="P4" draw:layer="layout" svg:width="5.783cm" svg:height="5.633cm" svg:x="4.934cm" svg:y="5.6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5" draw:text-style-name="P5" draw:layer="layout" svg:width="4.987cm" svg:height="5.63cm" svg:x="-0.054cm" svg:y="5.6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4" draw:text-style-name="P4" draw:layer="layout" svg:width="5.86cm" svg:height="5.648cm" svg:x="10.737cm" svg:y="16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Rectángulo" draw:style-name="gr1" draw:text-style-name="P1" draw:layer="layout" svg:width="5.384cm" svg:height="5.63cm" svg:x="0.05cm" svg:y="11.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Rectángulo" draw:style-name="gr4" draw:text-style-name="P4" draw:layer="layout" svg:width="5.86cm" svg:height="5.63cm" svg:x="10.71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4 Rectángulo" draw:style-name="gr5" draw:text-style-name="P5" draw:layer="layout" svg:width="4.921cm" svg:height="5.63cm" svg:x="16.5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 Rectángulo" draw:style-name="gr6" draw:text-style-name="P6" draw:layer="layout" svg:width="5.783cm" svg:height="5.63cm" svg:x="4.93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7 Rectángulo" draw:style-name="gr6" draw:text-style-name="P6" draw:layer="layout" svg:width="4.921cm" svg:height="5.607cm" svg:x="16.58cm" svg:y="22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Rectángulo" draw:style-name="gr7" draw:text-style-name="P8" draw:layer="layout" svg:width="18.303cm" svg:height="3.975cm" svg:x="1.733cm" svg:y="7.848cm">
          <text:p text:style-name="P7"><text:span text:style-name="T1">Contraportada de</text:span></text:p>
          <text:p text:style-name="P7"><text:span text:style-name="T2">La tesis</text:span></text:p>
          <text:p text:style-name="P7"><text:span text:style-name="T1">(Empastad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2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anklin Gothic Demi Cond" svg:font-family="'Franklin Gothic Demi Con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6pt" fo:letter-spacing="normal" fo:language="es" fo:country="MX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s" style:country-asian="MX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0pt" fo:letter-spacing="normal" fo:language="es" fo:country="MX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es" style:country-asian="MX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6pt" fo:letter-spacing="normal" fo:language="es" fo:country="MX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s" style:country-asian="MX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0pt" fo:letter-spacing="normal" fo:language="es" fo:country="MX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es" style:country-asian="MX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502cm" fo:page-height="28.002cm" style:print-orientation="portrait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a_20_de_20_título-title">
      <style:graphic-properties draw:stroke="none" svg:stroke-width="0cm" draw:fill="none" draw:textarea-vertical-align="middle" draw:auto-grow-height="false" draw:fit-to-size="false" style:shrink-to-fit="false" fo:min-height="4.676cm" fo:padding-top="0.141cm" fo:padding-bottom="0.141cm" fo:padding-left="0.283cm" fo:padding-right="0.283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6.241cm" fo:padding-top="0.141cm" fo:padding-bottom="0.141cm" fo:padding-left="0.283cm" fo:padding-right="0.283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En_20_blanco-backgroundobjects">
      <style:graphic-properties draw:stroke="none" svg:stroke-width="0cm" draw:fill="none" draw:fill-color="#ffffff" draw:textarea-vertical-align="middle" draw:auto-grow-height="false" draw:fit-to-size="false" style:shrink-to-fit="false" fo:min-height="16.241cm" fo:padding-top="0.141cm" fo:padding-bottom="0.141cm" fo:padding-left="0.283cm" fo:padding-right="0.283cm" fo:wrap-option="wrap"/>
    </style:style>
    <style:style style:name="Mpr6" style:family="presentation" style:parent-style-name="En_20_blanco-backgroundobjects">
      <style:graphic-properties draw:stroke="none" draw:fill="none" draw:fill-color="#ffffff" draw:auto-grow-height="false" fo:min-height="1.27cm"/>
    </style:style>
    <style:style style:name="Mpr7" style:family="presentation" style:parent-style-name="En_20_blanc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9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2" fo:font-size="49pt" fo:letter-spacing="normal" fo:font-style="normal" style:text-underline-style="none" fo:font-weight="normal" style:font-size-asian="49pt" style:font-style-asian="normal" style:font-weight-asian="normal" style:font-size-complex="49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1 Título" presentation:style-name="Mpr1" draw:text-style-name="MP6" draw:layer="backgroundobjects" svg:width="18.276cm" svg:height="6.001cm" svg:x="1.613cm" svg:y="8.699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3 Marcador de fecha" presentation:style-name="Mpr2" draw:text-style-name="MP8" draw:layer="backgroundobjects" svg:width="5.016cm" svg:height="1.49cm" svg:x="1.075cm" svg:y="25.953cm" presentation:class="date-time" presentation:user-transformed="true">
        <draw:text-box>
          <text:p text:style-name="MP7"><text:span text:style-name="MT3"><text:date style:data-style-name="D1" text:date-value="2019-12-20">20/12/19</text:date></text:span></text:p>
        </draw:text-box>
      </draw:frame>
      <draw:frame draw:name="4 Marcador de pie de página" presentation:style-name="Mpr2" draw:text-style-name="MP8" draw:layer="backgroundobjects" svg:width="6.808cm" svg:height="1.49cm" svg:x="7.346cm" svg:y="25.953cm" presentation:class="footer" presentation:user-transformed="true">
        <draw:text-box>
          <text:p/>
        </draw:text-box>
      </draw:frame>
      <draw:frame draw:name="5 Marcador de número de diapositiva" presentation:style-name="Mpr2" draw:text-style-name="MP8" draw:layer="backgroundobjects" svg:width="5.016cm" svg:height="1.49cm" svg:x="15.41cm" svg:y="25.953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Diapositiva_20_de_20_título-outline1" draw:layer="backgroundobjects" svg:width="19.35cm" svg:height="16.24cm" svg:x="1.075cm" svg:y="6.552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1 Marcador de fecha" presentation:style-name="Mpr5" draw:text-style-name="MP8" draw:layer="backgroundobjects" svg:width="5.016cm" svg:height="1.49cm" svg:x="1.075cm" svg:y="25.953cm" presentation:class="date-time" presentation:user-transformed="true">
        <draw:text-box>
          <text:p text:style-name="MP7"><text:span text:style-name="MT3"><text:date style:data-style-name="D1" text:date-value="2019-12-20">20/12/19</text:date></text:span></text:p>
        </draw:text-box>
      </draw:frame>
      <draw:frame draw:name="2 Marcador de pie de página" presentation:style-name="Mpr5" draw:text-style-name="MP8" draw:layer="backgroundobjects" svg:width="6.808cm" svg:height="1.49cm" svg:x="7.346cm" svg:y="25.953cm" presentation:class="footer" presentation:user-transformed="true">
        <draw:text-box>
          <text:p/>
        </draw:text-box>
      </draw:frame>
      <draw:frame draw:name="3 Marcador de número de diapositiva" presentation:style-name="Mpr5" draw:text-style-name="MP8" draw:layer="backgroundobjects" svg:width="5.016cm" svg:height="1.49cm" svg:x="15.41cm" svg:y="25.953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En_20_blanco-title" draw:layer="backgroundobjects" svg:width="7.312cm" svg:height="9.524cm" svg:x="5.868cm" svg:y="1.93cm" presentation:class="page"/>
        <draw:frame presentation:style-name="En_20_blanco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Presentación de PowerPoint</dc:title>
    <meta:initial-creator>Rosy-Itzel</meta:initial-creator>
    <dc:creator>Jesús Guadalupe Flores</dc:creator>
    <meta:editing-cycles>21</meta:editing-cycles>
    <meta:creation-date>2019-12-01T18:55:38</meta:creation-date>
    <dc:date>2019-12-20T02:55:16.316274051</dc:date>
    <meta:editing-duration>PT2H40M13S</meta:editing-duration>
    <meta:generator>LibreOffice/6.3.1.2$Linux_X86_64 LibreOffice_project/30$Build-2</meta:generator>
    <meta:document-statistic meta:object-count="45"/>
    <meta:user-defined meta:name="AppVersion">15.0000</meta:user-defined>
    <meta:user-defined meta:name="Company">Toshib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